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Heading_20_3"><text:bookmark text:name="_sa6btk5ufa6w"/><text:span text:style-name="T1">Verbose Log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break-before="auto" fo:break-after="auto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break-before="auto" fo:break-after="auto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break-before="auto" fo:break-after="auto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break-before="auto" fo:break-after="auto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break-before="auto" fo:break-after="auto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break-before="auto" fo:break-after="auto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1" meta:non-whitespace-character-count="10"/>
    <meta:generator>LibreOfficeDev/6.0.5.2$Linux_X86_64 LibreOffice_project/</meta:generator>
  </office:meta>
</office:document-meta>
</file>